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text-align="start" style:justify-single-word="false"/>
    </style:style>
    <style:style style:name="P5" style:family="paragraph" style:parent-style-name="Exalted">
      <style:text-properties fo:font-weight="bold" style:font-weight-asian="bold"/>
    </style:style>
    <style:style style:name="P6" style:family="paragraph" style:parent-style-name="Exalted">
      <style:paragraph-properties fo:text-align="center" style:justify-single-word="false"/>
      <style:text-properties fo:font-size="12pt" fo:font-weight="bold" style:font-size-asian="12pt" style:font-weight-asian="bold" style:font-size-complex="12pt"/>
    </style:style>
    <style:style style:name="P7" style:family="paragraph" style:parent-style-name="Exalted">
      <style:paragraph-properties fo:margin-left="0.25in" fo:margin-right="0in" fo:text-indent="0in" style:auto-text-indent="false"/>
      <style:text-properties fo:font-style="italic" style:font-style-asian="italic"/>
    </style:style>
    <style:style style:name="P8" style:family="paragraph" style:parent-style-name="Exalted">
      <style:paragraph-properties fo:margin-left="0in" fo:margin-right="0in" fo:text-indent="0.5in" style:auto-text-indent="false"/>
    </style:style>
    <style:style style:name="P9" style:family="paragraph" style:parent-style-name="Exalted">
      <style:paragraph-properties fo:margin-left="0in" fo:margin-right="0in" fo:text-indent="0in" style:auto-text-indent="false"/>
    </style:style>
    <style:style style:name="P10" style:family="paragraph" style:parent-style-name="Exalted">
      <style:paragraph-properties fo:margin-top="0in" fo:margin-bottom="0.139in" style:contextual-spacing="false" fo:line-height="100%" fo:text-align="start" style:justify-single-word="false" fo:orphans="0" fo:widows="0"/>
    </style:style>
    <style:style style:name="P11"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2" style:family="paragraph" style:parent-style-name="Exalted">
      <style:paragraph-properties fo:margin-top="0in" fo:margin-bottom="0.0799in" style:contextual-spacing="false" fo:text-align="start" style:justify-single-word="false"/>
    </style:style>
    <style:style style:name="P1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0f2da4" officeooo:paragraph-rsid="000f2da4"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14" style:family="paragraph" style:parent-style-name="Heading_20_3">
      <style:paragraph-properties fo:margin-top="0.139in" fo:margin-bottom="0.0835in" style:contextual-spacing="false" fo:line-height="100%"/>
    </style:style>
    <style:style style:name="P15" style:family="paragraph" style:parent-style-name="Heading_20_4">
      <style:paragraph-properties fo:margin-top="0in" fo:margin-bottom="0.0835in" style:contextual-spacing="false" fo:line-height="100%"/>
    </style:style>
    <style:style style:name="P16" style:family="paragraph" style:parent-style-name="Heading_20_4">
      <style:text-properties fo:font-weight="bold" style:font-weight-asian="bold"/>
    </style:style>
    <style:style style:name="P1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8" style:family="paragraph" style:parent-style-name="Exalted" style:list-style-name="Exalted_20_Center_20_Dot"/>
    <style:style style:name="P19" style:family="paragraph" style:parent-style-name="Exalted" style:list-style-name="Exalted_20_1a"/>
    <style:style style:name="P20" style:family="paragraph" style:parent-style-name="Exalted">
      <style:text-properties officeooo:rsid="00114dc2" officeooo:paragraph-rsid="00114dc2"/>
    </style:style>
    <style:style style:name="P21" style:family="paragraph" style:parent-style-name="Exalted" style:list-style-name="Exalt_20_Dot">
      <style:text-properties fo:font-weight="bold" officeooo:rsid="001672b2" officeooo:paragraph-rsid="001672b2" style:font-weight-asian="bold" style:font-weight-complex="bold"/>
    </style:style>
    <style:style style:name="P22" style:family="paragraph" style:parent-style-name="Exalted" style:list-style-name="Exalt_20_Dot">
      <style:text-properties officeooo:paragraph-rsid="00114dc2"/>
    </style:style>
    <style:style style:name="P23" style:family="paragraph" style:parent-style-name="Exalted" style:list-style-name="Exalt_20_Dot">
      <style:text-properties officeooo:rsid="001c9c33" officeooo:paragraph-rsid="001c9c33"/>
    </style:style>
    <style:style style:name="P24" style:family="paragraph" style:parent-style-name="Exalted" style:list-style-name="Exalted_20_Center_20_Dot">
      <style:paragraph-properties fo:margin-top="0in" fo:margin-bottom="0in" style:contextual-spacing="false"/>
    </style:style>
    <style:style style:name="P25" style:family="paragraph" style:parent-style-name="Exalted" style:list-style-name="Exalted_20_1a">
      <style:paragraph-properties fo:margin-top="0in" fo:margin-bottom="0in" style:contextual-spacing="false"/>
    </style:style>
    <style:style style:name="P26" style:family="paragraph" style:parent-style-name="Exalted" style:list-style-name="Exalted_20_Center_20_Dot">
      <style:paragraph-properties fo:margin-top="0in" fo:margin-bottom="0.139in" style:contextual-spacing="false" fo:line-height="100%"/>
    </style:style>
    <style:style style:name="P27" style:family="paragraph" style:parent-style-name="Exalted">
      <style:paragraph-properties fo:margin-left="0.25in" fo:margin-right="0in" fo:text-indent="0in" style:auto-text-indent="false"/>
    </style:style>
    <style:style style:name="P28" style:family="paragraph" style:parent-style-name="Heading_20_2">
      <style:text-properties officeooo:paragraph-rsid="00114dc2"/>
    </style:style>
    <style:style style:name="T1" style:family="text">
      <style:text-properties fo:font-weight="bold" style:font-weight-asian="bold"/>
    </style:style>
    <style:style style:name="T2" style:family="text">
      <style:text-properties fo:font-weight="bold" officeooo:rsid="00114dc2" style:font-weight-asian="bold" style:font-weight-complex="bold"/>
    </style:style>
    <style:style style:name="T3" style:family="text">
      <style:text-properties fo:font-weight="bold" officeooo:rsid="0018619b" style:font-weight-asian="bold" style:font-weight-complex="bold"/>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T6" style:family="text">
      <style:text-properties officeooo:rsid="000b7206"/>
    </style:style>
    <style:style style:name="T7" style:family="text">
      <style:text-properties style:use-window-font-color="true" loext:opacity="0%" style:font-name="Times New Roman" fo:font-size="10pt" fo:language="en" fo:country="none"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b720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d464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fo:font-weight="normal" officeooo:rsid="0014f9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language="en" fo:country="none" fo:font-weight="normal" officeooo:rsid="001c6de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2f0d7" style:font-weight-asian="normal" style:font-weight-complex="normal"/>
    </style:style>
    <style:style style:name="T14" style:family="text">
      <style:text-properties fo:font-weight="normal" officeooo:rsid="0014f96d" style:font-weight-asian="normal" style:font-weight-complex="normal"/>
    </style:style>
    <style:style style:name="T15" style:family="text">
      <style:text-properties fo:font-weight="normal" officeooo:rsid="00114dc2" style:font-weight-asian="normal" style:font-weight-complex="normal"/>
    </style:style>
    <style:style style:name="T16" style:family="text">
      <style:text-properties fo:font-weight="normal" officeooo:rsid="00173685" style:font-weight-asian="normal" style:font-weight-complex="normal"/>
    </style:style>
    <style:style style:name="T17" style:family="text">
      <style:text-properties fo:font-weight="normal" officeooo:rsid="001c6de7" style:font-weight-asian="normal" style:font-weight-complex="normal"/>
    </style:style>
    <style:style style:name="T18" style:family="text">
      <style:text-properties fo:color="#0b5394" loext:opacity="100%" style:font-name="Envision Roman" fo:font-size="18pt" fo:language="en" fo:country="none" officeooo:rsid="001672b2" style:letter-kerning="false" style:font-name-asian="Modern Antiqua1" style:font-size-asian="18pt" style:language-asian="zh" style:country-asian="CN" style:font-name-complex="Modern Antiqua1" style:font-size-complex="18pt" style:language-complex="hi" style:country-complex="IN"/>
    </style:style>
    <style:style style:name="T19" style:family="text">
      <style:text-properties officeooo:rsid="001c6de7"/>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owers</text:h>
      <text:p text:style-name="P3"/>
      <text:section text:style-name="Sect1" text:name="TextSection">
        <text:p text:style-name="Exalted">The word “Powers” refers to the various sources of supernatural effects the Exalt can have upon the world, including (but not limited to): Charms, Evocations, Spells, and Martial Arts Techniques.</text:p>
        <text:h text:style-name="Heading_20_2" text:outline-level="2">System Presentation</text:h>
        <text:p text:style-name="Exalted">Powers are presented in a manner similar to the following:</text:p>
        <text:p text:style-name="P27"><text:span text:style-name="T1">Cost: </text:span>2m<text:line-break/><text:span text:style-name="T1">Type: </text:span>Primary<text:line-break/><text:span text:style-name="T1">Mins: </text:span>Awareness 3</text:p>
        <text:h text:style-name="Heading_20_3" text:outline-level="3">Cost</text:h>
        <text:p text:style-name="Exalted">Designates what character resources it takes to use the Power. <text:s/>A Power of no cost (such as Permanent effects) will be designated with “--”.</text:p>
        <text:list xml:id="list3040465065" text:style-name="Exalted_20_Center_20_Dot">
          <text:list-item>
            <text:p text:style-name="P24"><text:span text:style-name="T1">m </text:span>-- Motes of Essence, which can be a chosen combination of Personal or Peripheral</text:p>
            <text:list>
              <text:list-item>
                <text:p text:style-name="P24">Some Powers will specifically designate (personal) or (peripheral) in their cost.</text:p>
              </text:list-item>
            </text:list>
          </text:list-item>
          <text:list-item>
            <text:p text:style-name="P24"><text:span text:style-name="T1">i </text:span>-- If used in a Combat Scene, requires <text:span text:style-name="T1">Impulse</text:span>. If used in an Encounter Scene, requires <text:span text:style-name="T1">Influence.</text:span></text:p>
          </text:list-item>
          <text:list-item>
            <text:p text:style-name="P18"><text:span text:style-name="T1">sm </text:span>-- Sorcerous Motes, which are described in more detail in the <text:a xlink:type="simple" xlink:href="#Sorcery and Necromancy" text:style-name="Internet_20_link" text:visited-style-name="Visited_20_Internet_20_Link"><text:span text:style-name="T4">Sorcery</text:span></text:a>.</text:p>
          </text:list-item>
        </text:list>
        <text:h text:style-name="Heading_20_3" text:outline-level="3">Type</text:h>
        <text:p text:style-name="Exalted">The Power’s Type designates how the power may be activated, and then how long it is active for in the format:</text:p>
        <text:p text:style-name="P8"><text:span text:style-name="T1">Type: </text:span>(Activation Type); (Duration)</text:p>
        <text:p text:style-name="P9">So, a Power that activates <text:span text:style-name="T5">Reflexively</text:span> and is then <text:span text:style-name="T5">active</text:span> for the remainder of the scene would be written as:</text:p>
        <text:p text:style-name="P9"><text:tab/><text:span text:style-name="T1">Type:</text:span> Reflexive; Scene</text:p>
        <text:p text:style-name="P9">If there is no duration written, the power is considered <text:span text:style-name="T5">Instant</text:span>, and immediately dissipates after activation.</text:p>
        <table:table table:name="Table1" table:style-name="Table1">
          <table:table-column table:style-name="Table1.A"/>
          <table:table-row table:style-name="Table1.1">
            <table:table-cell table:style-name="Table1.A1" office:value-type="string">
              <text:p text:style-name="P11">Terminating Active Powers</text:p>
              <text:p text:style-name="P10">An Exalt may willfully terminate a Power earlier than its stated duration (unless specifically stated otherwise.) However, they must then pay the activation cost again if they want to reuse the power.</text:p>
            </table:table-cell>
          </table:table-row>
        </table:table>
        <text:h text:style-name="Heading_20_4" text:outline-level="4"/>
        <text:h text:style-name="P16" text:outline-level="4">Activation Type</text:h>
        <text:list xml:id="list93331470648480" text:continue-numbering="true" text:style-name="Exalted_20_Center_20_Dot">
          <text:list-item>
            <text:p text:style-name="P26"><text:span text:style-name="T7">Simple</text:span><text:span text:style-name="T1">. </text:span>Consumes a<text:span text:style-name="T6">n</text:span> Action Slot. Only one <text:span text:style-name="T8">Action may be taken per turn.</text:span></text:p>
          </text:list-item>
          <text:list-item>
            <text:p text:style-name="P26"><text:span text:style-name="T7">Free</text:span>. <text:span text:style-name="T8">Does not consume an Action Slot, but must still be activated on the character’s Turn. </text:span><text:span text:style-name="T9">(i.e. not Reflexively.)</text:span></text:p>
          </text:list-item>
          <text:list-item>
            <text:p text:style-name="P26"><text:span text:style-name="T1">Supplemental. </text:span>Enhances a Primary or Secondary Action. There is no limit to the number of supplemental Powers that may be combined together.</text:p>
          </text:list-item>
          <text:list-item>
            <text:p text:style-name="P26"><text:span text:style-name="T1">Reflexive</text:span>. Conditional powers that may be used outside of normal turn order. So long as the condition is met, the Reflexive Power may always be used.</text:p>
          </text:list-item>
          <text:list-item>
            <text:p text:style-name="P26"><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11">Timing Conflicts</text:p>
              <text:p text:style-name="P10">If there is ever a timing conflict, such as with two Reflexive Charms going off at once, the resolution goes according to the <text:span text:style-name="T5">defender’s choice</text:span>.</text:p>
              <text:p text:style-name="P10">If that is still unclear, there should be a contested roll using the relevant <text:span text:style-name="T5">Finesse</text:span> Attribute.</text:p>
            </table:table-cell>
          </table:table-row>
        </table:table>
        <text:h text:style-name="Heading_20_3" text:outline-level="3">Minimum Requirements</text:h>
        <text:p text:style-name="Exalted">When buying a Power, there are certain Minimums that must first be met--such as the dot Rating in a specific Ability.</text:p>
        <text:h text:style-name="P28" text:outline-level="2"><text:span text:style-name="T18">Glossery of Terms</text:span></text:h>
        <text:p text:style-name="P20">There are specific words and phrases that charms commonly use as a shorthand for mechanical actions—so that the power description isnt constantly cluttered with the same mechanical saying.</text:p>
        <text:list xml:id="list212904433" text:style-name="Exalt_20_Dot">
          <text:list-item>
            <text:p text:style-name="P22"><text:span text:style-name="T2">On Hit</text:span><text:span text:style-name="T15"> <text:tab/>Any Action, </text:span><text:span text:style-name="T13">including</text:span><text:span text:style-name="T15"> Maneuver</text:span><text:span text:style-name="T13">s and <text:s/></text:span><text:span text:style-name="T14">the</text:span><text:span text:style-name="T10"> Accuracy Roll</text:span><text:span text:style-name="T13">, </text:span><text:span text:style-name="T10">which </text:span><text:span text:style-name="T15">exceeds a target’s DV. </text:span><text:span text:style-name="T17">Unless otherwise stated, this hit must be on an </text:span><text:span text:style-name="T11">action</text:span><text:span text:style-name="T17"> from the character, using the Ability that the Power is under.</text:span></text:p>
            <text:list>
              <text:list-item>
                <text:p text:style-name="P23"><text:span text:style-name="T17">S</text:span><text:span text:style-name="T12">ometimes the Power will explicitly target Evasion or Soak.</text:span></text:p>
              </text:list-item>
            </text:list>
          </text:list-item>
          <text:list-item>
            <text:p text:style-name="P21">Feats of Strength<text:span text:style-name="T12"><text:tab/>Rolls, typicall using Strength and Physique, with the intent of </text:span><text:span text:style-name="T16">expressing</text:span><text:span text:style-name="T12"> physical prowess—hefting boulders, </text:span><text:span text:style-name="T16">breaking walls, carrying tons, etc</text:span></text:p>
          </text:list-item>
        </text:list>
        <text:h text:style-name="Heading_20_2" text:outline-level="2">Charms</text:h>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h text:style-name="Heading_20_3" text:outline-level="3"><text:soft-page-break/>Greater Charms</text:h>
        <text:p text:style-name="Exalted">Greater Charms are powers more powerful, and far more complicated to learn and perfect than a normal Charm.</text:p>
        <text:p text:style-name="Exalted">A character must first be at <text:span text:style-name="T1">Essence 3</text:span> to learn a Greater Charm, and it will cost <text:span text:style-name="T1">double</text:span> the amount of XP to learn.</text:p>
        <text:h text:style-name="Heading_20_2" text:outline-level="2">Making New Powers</text:h>
        <text:p text:style-name="P13">[[NOTE: This section is old and slated for rewrite.]]</text:p>
        <text:p text:style-name="Exalted"/>
        <text:p text:style-name="Exalted"/>
        <text:p text:style-name="Exalted">Players and Storytellers are encouraged to work together to craft and use Custom Charms that fit individual characters and their needs--the provided charms are intended to cover most common uses of charms, but could never encompass all that an Exalt <text:span text:style-name="T5">could</text:span> do.</text:p>
        <text:p text:style-name="Exalted">Charms and Custom Charms do not have any sort of "niche protection" from each other. Do not be afraid to create Custom Charms that have similar effects.</text:p>
        <text:p text:style-name="Exalted">Making custom charms can be a bit difficult, so let's run through an example. </text:p>
        <text:h text:style-name="Heading_20_5" text:outline-level="6">Example: Searing Sunfire Interdiction</text:h>
        <text:p text:style-name="P5">Identify what the need is</text:p>
        <text:p text:style-name="P7">I want a high-powered charm damage that also does Area of Effect (flurry) attacks, and alsos fits within the Solar Theme.</text:p>
        <text:h text:style-name="P14" text:outline-level="3">Imagine the visuals/effects</text:h>
        <text:p text:style-name="Exalted">Exalted is a game centered around role-playing, scene interactions, and heroes being grander than life. The impact a charm has upon a <text:span text:style-name="T5">scene</text:span> is often of primary importance to the game. The mechanics are simply there to make sure that is represented accurately.</text:p>
        <text:p text:style-name="Exalted">Try to envision what your character is actually <text:span text:style-name="T5">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h text:style-name="P14" text:outline-level="3">Brainstorm Secondary effects<text:line-break/>And Limitations</text:h>
        <text:p text:style-name="Exalted">Now that we have a visual effect--a beam of light appearing over the target area--it's time to think of the consequences of that charm.</text:p>
        <text:list xml:id="list93331754775428" text:continue-list="list93331470648480" text:style-name="Exalted_20_Center_20_Dot">
          <text:list-item>
            <text:p text:style-name="P24">Sunlight is a heavy theme here, so it may do extra damage against Creatures of Darkness.</text:p>
          </text:list-item>
          <text:list-item>
            <text:p text:style-name="P24">It's a bright beam of light. It's going to be pretty obvious.</text:p>
          </text:list-item>
          <text:list-item>
            <text:p text:style-name="P24">It's an archery charm, so an arrow needs to be used. Maybe you fire an arrow into the sky, pierce a cloud and the sun peers through?</text:p>
            <text:list>
              <text:list-item>
                <text:p text:style-name="P24">Access to the sky then?</text:p>
              </text:list-item>
              <text:list-item>
                <text:p text:style-name="P24">Does it need access to the Sun itself, since it's a sunbeam? Can you not use this in the Underworld?</text:p>
              </text:list-item>
            </text:list>
          </text:list-item>
          <text:list-item>
            <text:p text:style-name="P24">Does sunlight hurt other Solars? Or themselves? Are they immune to their own powers?</text:p>
          </text:list-item>
          <text:list-item>
            <text:p text:style-name="P18">Is the attack indiscriminate in its area? Can the Solar exclude allies?</text:p>
          </text:list-item>
        </text:list>
        <text:p text:style-name="Exalted">With that list of thoughts gathered, we can sort through what additional limitations and benefits the charm will have, using motes and Impulse cost to assist in that manner.</text:p>
        <text:h text:style-name="P14" text:outline-level="3">Double check the theme</text:h>
        <text:p text:style-name="Exalted">Solars have a theme of <text:span text:style-name="T5">excellency</text:span>, so we should try to avoid too many limitations. As well, their powers should come from <text:span text:style-name="T5">within</text:span>, rather than externally. <text:s/>Let's discard the <text:span text:style-name="T5">access to the Sun</text:span> right away.</text:p>
        <text:p text:style-name="Exalted"><text:span text:style-name="T5">Damaging Creatures of Darkness</text:span> seems appropriate, let us keep it in. We'll have to make sure the extra damage isn't too little or too much by gauging it against other charms with that effect.</text:p>
        <text:p text:style-name="Exalted"><text:span text:style-name="T5">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5">"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h text:style-name="P14" text:outline-level="3">Add/Adjust numbers</text:h>
        <text:p text:style-name="Exalted">This charm has ended up being pretty powerful, but that was its intention. However, this does mean that I should put its Mote and Impulse cost up at a higher level than normal.</text:p>
        <text:h text:style-name="P14" text:outline-level="3">Judging Costs</text:h>
        <text:h text:style-name="Heading_20_4" text:outline-level="4">Damage/Accuracy</text:h>
        <text:p text:style-name="Exalted">+1 Base Damage is roughly equivalent to +2 Dice Accuracy. To make things easier on us, I will frame things primarily in +X <text:soft-page-break/>Damage.</text:p>
        <text:h text:style-name="Heading_20_4" text:outline-level="4">Standard Attacks</text:h>
        <text:p text:style-name="Exalted">The Base Ability <text:span text:style-name="T5">Push the Attack</text:span> pins +1 dmg per 2 Impulse. With the Recovery Ability, an Impulse is worth 2 Peripheral Motes. This means that pricing the mote cost for +1 dmg should never be at or more than 4 Motes, or 2 Impulse--it would be a worthless charm. The following pricing is suggested:</text:p>
        <text:list xml:id="list3053932590" text:style-name="Exalted_20_1a">
          <text:list-item>
            <text:p text:style-name="P25">1 Impulse for +1Dmg/+2Dice</text:p>
          </text:list-item>
          <text:list-item>
            <text:p text:style-name="P25">2 Motes for +1Dmg/+2Dice.</text:p>
          </text:list-item>
          <text:list-item>
            <text:p text:style-name="P25">3 Motes for (+Essence Dice)</text:p>
          </text:list-item>
          <text:list-item>
            <text:p text:style-name="P19">4 Motes for (+Essence Damage), 1 impulse</text:p>
          </text:list-item>
        </text:list>
        <text:h text:style-name="Heading_20_4" text:outline-level="4">Flurry Attacks</text:h>
        <text:p text:style-name="Exalted">The total amount of damage should be considerably lower for Flurry attacks--which are typically about clearing Lesser Foes from the battlefield. Since this attack hits multiple targets, the Mote and Impulse cost should double from a Standard Attack. As well, the total amount granted should be capped, typically at (Essence).</text:p>
        <text:list xml:id="list93331423389559" text:continue-list="list93331754775428" text:style-name="Exalted_20_Center_20_Dot">
          <text:list-item>
            <text:p text:style-name="P24"><text:span text:style-name="T1">Cost: </text:span>2 Impulse for +1Dmg/+2Dice</text:p>
          </text:list-item>
          <text:list-item>
            <text:p text:style-name="P18"><text:span text:style-name="T1">Cost: </text:span>4 Motes for +1Dmg/+2Dice</text:p>
          </text:list-item>
        </text:list>
        <text:h text:style-name="Heading_20_4" text:outline-level="4">Unsoakable/Undodgeable</text:h>
        <text:p text:style-name="Exalted">Remember, <text:span text:style-name="T1">an attack must have a counter</text:span>. Typically this means it cannot <text:span text:style-name="T5">both</text:span> be unsoakable <text:span text:style-name="T5">and</text:span> undodgeable. <text:s/>These effects should typically be around Essence 3, and no earlier than Essence 2.</text:p>
        <text:p text:style-name="Exalted">These effects must <text:span text:style-name="T5">always </text:span><text:s/>have an Impulse cost.</text:p>
        <text:h text:style-name="P14" text:outline-level="3">Iterate/Edit</text:h>
        <text:p text:style-name="Exalted">I have lied a bit to you with this Example: I have given the impression that the process was an ordered, straightforward process, where one task was completed before the other. This is 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14" text:outline-level="3">Avoiding Pitfalls</text:h>
        <text:p text:style-name="Exalted">Making Charms and Powers is more of an art than a precise science. </text:p>
        <text:h text:style-name="P15" text:outline-level="4">Filling in Thematic Holes</text:h>
        <text:p text:style-name="Exalted">The first question you should ask yourself when creating a Charm is “Am I <text:span text:style-name="T5">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5">can’t</text:span> make a Melee charm that deals damage at a range--there are those that already exist--but you should go into charm creation realizing that <text:span text:style-name="T5">some <text:s/></text:span>(but not all)<text:span text:style-name="T5"> </text:span>holes are <text:span text:style-name="T5">intentional.</text:span> <text:s/>If you are to make charms in those spaces, they should respect why the hole is there in the first place.</text:p>
        <text:h text:style-name="Heading_20_4" text:outline-level="4">Use Sparingly: Dice Tricks<text:line-break/>(TN Shifting, Double X’s)</text:h>
        <text:p text:style-name="Exalted">“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Exalted">When using a Dice Pool system, such as Exalted does with its (Att+Abi)x d10’s, all players around the table will start to rely on <text:span text:style-name="T5">memorization</text:span> of dice faces as symbols, rather than individually interpreting the numbers.</text:p>
        <text:p text:style-name="Exalted">In essence, people will start to quickly stop seeing the numbers:</text:p>
        <text:p text:style-name="P6">{ 1, 2, 3, 4, 5, 6, 7, 8, 9, 10 }</text:p>
        <text:p text:style-name="P4">Instead,minds will short circuit this, seeing this as the much more manageable:</text:p>
        <text:p text:style-name="P6">{ 0, 0, 0, 0, 0, 0, 1, 1, 1, 2 }</text:p>
        <text:p text:style-name="P4">If you create a power that has “Dice tricks” built into it, such as doubling any number with an 8 or higher, <text:span text:style-name="T5">you mess with this short-circuit memorization</text:span>. This will slow down play considerably as players will suddenly have to focus on the dice, reinterpret the dice as actual numbers again, and then potentially undo their memorization.</text:p>
        <text:p text:style-name="P12"><text:span text:style-name="T1">Only use a Dice Trick if it is necessary</text:span>. A sparing number of these effects here and there--perhaps restricted by a conditional--is fine. But if too many of them appear, it will slow down play considerabl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09:33:30.336000000</dc:date>
    <meta:editing-cycles>20</meta:editing-cycles>
    <dc:title>Powers</dc:title>
    <meta:editing-duration>PT52M39S</meta:editing-duration>
    <meta:generator>LibreOffice/7.0.3.1$Windows_X86_64 LibreOffice_project/d7547858d014d4cf69878db179d326fc3483e082</meta:generator>
    <dc:creator>Samuel Smith</dc:creator>
    <meta:document-statistic meta:table-count="2" meta:image-count="0" meta:object-count="0" meta:page-count="3" meta:paragraph-count="114" meta:word-count="2163" meta:character-count="12414" meta:non-whitespace-character-count="10395"/>
  </office:meta>
</office:document-meta>
</file>